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f_5f_table" style:display-name="def_table" style:family="table">
      <style:table-properties style:width="17cm" table:align="margins"/>
    </style:style>
    <style:style style:name="def_5f_table.A" style:display-name="def_table.A" style:family="table-column">
      <style:table-column-properties style:column-width="0.894cm" style:rel-column-width="3449*"/>
    </style:style>
    <style:style style:name="def_5f_table.A1" style:display-name="def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f_5f_table.S1" style:display-name="def_table.S1" style:family="table-cell">
      <style:table-cell-properties fo:padding="0.097cm" fo:border="0.05pt solid #000000"/>
    </style:style>
    <style:style style:name="def_5f_table.A2" style:display-name="def_table.A2" style:family="table-cell">
      <style:table-cell-properties fo:padding="0.097cm" fo:border-left="0.05pt solid #000000" fo:border-right="none" fo:border-top="none" fo:border-bottom="0.05pt solid #000000"/>
    </style:style>
    <style:style style:name="def_5f_table.S2" style:display-name="def_table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184" officeooo:paragraph-rsid="0011f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ef_table" table:style-name="def_5f_table">
        <table:table-column table:style-name="def_5f_table.A" table:number-columns-repeated="19"/>
        <table:table-row>
          <table:table-cell table:style-name="def_5f_table.A1" office:value-type="string">
            <text:p text:style-name="Table_20_Contents"/>
          </table:table-cell>
          <table:table-cell table:style-name="def_5f_table.A1" office:value-type="string">
            <text:p text:style-name="P1">1</text:p>
          </table:table-cell>
          <table:table-cell table:style-name="def_5f_table.A1" office:value-type="string">
            <text:p text:style-name="P1">2</text:p>
          </table:table-cell>
          <table:table-cell table:style-name="def_5f_table.A1" office:value-type="string">
            <text:p text:style-name="P1">3</text:p>
          </table:table-cell>
          <table:table-cell table:style-name="def_5f_table.A1" office:value-type="string">
            <text:p text:style-name="P1">4</text:p>
          </table:table-cell>
          <table:table-cell table:style-name="def_5f_table.A1" office:value-type="string">
            <text:p text:style-name="P1">5</text:p>
          </table:table-cell>
          <table:table-cell table:style-name="def_5f_table.A1" office:value-type="string">
            <text:p text:style-name="P1">6</text:p>
          </table:table-cell>
          <table:table-cell table:style-name="def_5f_table.A1" office:value-type="string">
            <text:p text:style-name="P1">7</text:p>
          </table:table-cell>
          <table:table-cell table:style-name="def_5f_table.A1" office:value-type="string">
            <text:p text:style-name="P1">8</text:p>
          </table:table-cell>
          <table:table-cell table:style-name="def_5f_table.A1" office:value-type="string">
            <text:p text:style-name="P1">9</text:p>
          </table:table-cell>
          <table:table-cell table:style-name="def_5f_table.A1" office:value-type="string">
            <text:p text:style-name="P1">10</text:p>
          </table:table-cell>
          <table:table-cell table:style-name="def_5f_table.A1" office:value-type="string">
            <text:p text:style-name="P1">11</text:p>
          </table:table-cell>
          <table:table-cell table:style-name="def_5f_table.A1" office:value-type="string">
            <text:p text:style-name="P1">12</text:p>
          </table:table-cell>
          <table:table-cell table:style-name="def_5f_table.A1" office:value-type="string">
            <text:p text:style-name="P1">13</text:p>
          </table:table-cell>
          <table:table-cell table:style-name="def_5f_table.A1" office:value-type="string">
            <text:p text:style-name="P1">14</text:p>
          </table:table-cell>
          <table:table-cell table:style-name="def_5f_table.A1" office:value-type="string">
            <text:p text:style-name="P1">15</text:p>
          </table:table-cell>
          <table:table-cell table:style-name="def_5f_table.A1" office:value-type="string">
            <text:p text:style-name="P1">16</text:p>
          </table:table-cell>
          <table:table-cell table:style-name="def_5f_table.A1" office:value-type="string">
            <text:p text:style-name="P1">16</text:p>
          </table:table-cell>
          <table:table-cell table:style-name="def_5f_table.S1" office:value-type="string">
            <text:p text:style-name="P1">18</text:p>
          </table:table-cell>
        </table:table-row>
        <table:table-row>
          <table:table-cell table:style-name="def_5f_table.A2" office:value-type="string">
            <text:p text:style-name="P1">P</text:p>
          </table:table-cell>
          <table:table-cell table:style-name="def_5f_table.A2" office:value-type="string" table:number-columns-spanned="2">
            <text:p text:style-name="Table_20_Contents">Internetove technologie 2 Brodenec Ivan  PaedDr., PhD. T40F135 ___ </text:p>
            <table:covered-table-cell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 table:number-columns-spanned="2">
            <text:p text:style-name="Table_20_Contents">Programovanie 2 Vagac Michal  Mgr., PhD. T40F137 ___ </text:p>
            <table:covered-table-cell/>
          </table:table-cell>
          <table:table-cell table:style-name="def_5f_table.A2" office:value-type="string" table:number-columns-spanned="2">
            <text:p text:style-name="Table_20_Contents">Programovanie 2   ___ </text:p>
            <table:covered-table-cell/>
          </table:table-cell>
          <table:table-cell table:style-name="def_5f_table.A2" office:value-type="string" table:number-columns-spanned="2">
            <text:p text:style-name="Table_20_Contents">Databazove systemy 1 Jackova Jana  Ing., PhD. T40F135 ___ </text:p>
            <table:covered-table-cell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S2" office:value-type="string">
            <text:p text:style-name="Table_20_Contents"/>
          </table:table-cell>
        </table:table-row>
        <table:table-row>
          <table:table-cell table:style-name="def_5f_table.A2" office:value-type="string">
            <text:p text:style-name="P1">U</text:p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 table:number-columns-spanned="2">
            <text:p text:style-name="Table_20_Contents">Semestralny projekt 3 Siladi Vladimir  PaedDr.Mgr., PhD. T40F137 ___ </text:p>
            <table:covered-table-cell/>
          </table:table-cell>
          <table:table-cell table:style-name="def_5f_table.A2" office:value-type="string" table:number-columns-spanned="2">
            <text:p text:style-name="Table_20_Contents">Pocitacove systemy 1 Trajtel Ludovit  doc.Ing., PhD. T40F241 ___ </text:p>
            <table:covered-table-cell/>
          </table:table-cell>
          <table:table-cell table:style-name="def_5f_table.A2" office:value-type="string">
            <text:p text:style-name="Table_20_Contents">Pocitacove systemy 1 Trajtel Ludovit  doc.Ing., PhD. T40F138 ___ </text:p>
          </table:table-cell>
          <table:table-cell table:style-name="def_5f_table.A2" office:value-type="string" table:number-columns-spanned="2">
            <text:p text:style-name="Table_20_Contents">Konstrukcia a programovanie jednoduchych robotov Trhan Peter  Mgr., PhD. T40F140 ___ </text:p>
            <table:covered-table-cell/>
          </table:table-cell>
          <table:table-cell table:style-name="def_5f_table.A2" office:value-type="string" table:number-columns-spanned="2">
            <text:p text:style-name="Table_20_Contents">Databazove systemy 1 Jackova Jana  Ing., PhD. T40F135 ___ </text:p>
            <table:covered-table-cell/>
          </table:table-cell>
          <table:table-cell table:style-name="def_5f_table.A2" office:value-type="string" table:number-columns-spanned="2">
            <text:p text:style-name="Table_20_Contents">Databazove systemy 1 Jackova Jana  Ing., PhD. T40F341 ___ </text:p>
            <table:covered-table-cell/>
          </table:table-cell>
          <table:table-cell table:style-name="def_5f_table.A2" office:value-type="string" table:number-columns-spanned="2">
            <text:p text:style-name="Table_20_Contents">Semestralny projekt 3 Siladi Vladimir  PaedDr.Mgr., PhD. T40F137 ___ Timovy projekt 2   ___ </text:p>
            <table:covered-table-cell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S2" office:value-type="string">
            <text:p text:style-name="Table_20_Contents"/>
          </table:table-cell>
        </table:table-row>
        <table:table-row>
          <table:table-cell table:style-name="def_5f_table.A2" office:value-type="string">
            <text:p text:style-name="P1">S</text:p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>Algoritmy a struktury udajov 2 Siladi Vladimir  PaedDr.Mgr., PhD. T40F135 ___ </text:p>
          </table:table-cell>
          <table:table-cell table:style-name="def_5f_table.A2" office:value-type="string" table:number-columns-spanned="2">
            <text:p text:style-name="Table_20_Contents">Tvorba aplikacii v MATLABe Trhan Peter  Mgr., PhD. T40F137 ___ </text:p>
            <table:covered-table-cell/>
          </table:table-cell>
          <table:table-cell table:style-name="def_5f_table.A2" office:value-type="string">
            <text:p text:style-name="Table_20_Contents">Konstrukcia a programovanie jednoduchych robotov Suchy Jozef  prof.Ing., Dr. T40F234 ___ </text:p>
          </table:table-cell>
          <table:table-cell table:style-name="def_5f_table.A2" office:value-type="string">
            <text:p text:style-name="Table_20_Contents">Algoritmy a struktury udajov 2 Siladi Vladimir  PaedDr.Mgr., PhD. T40F137 ___ </text:p>
          </table:table-cell>
          <table:table-cell table:style-name="def_5f_table.A2" office:value-type="string">
            <text:p text:style-name="Table_20_Contents">Pocitacove systemy 1 Trajtel Ludovit  doc.Ing., PhD. T40F138 ___ </text:p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 table:number-columns-spanned="2">
            <text:p text:style-name="Table_20_Contents">Programovanie 2 Vagac Michal  Mgr., PhD. T40F135 ___ </text:p>
            <table:covered-table-cell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 table:number-columns-spanned="2">
            <text:p text:style-name="Table_20_Contents">Algoritmy a struktury udajov 2   ___ </text:p>
            <table:covered-table-cell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S2" office:value-type="string">
            <text:p text:style-name="Table_20_Contents"/>
          </table:table-cell>
        </table:table-row>
        <table:table-row>
          <table:table-cell table:style-name="def_5f_table.A2" office:value-type="string">
            <text:p text:style-name="P1">Š</text:p>
          </table:table-cell>
          <table:table-cell table:style-name="def_5f_table.A2" office:value-type="string" table:number-columns-spanned="2">
            <text:p text:style-name="Table_20_Contents">Kartografia a topografia Weis Karol  RNDr., PhD. T40F356 ___ </text:p>
            <table:covered-table-cell/>
          </table:table-cell>
          <table:table-cell table:style-name="def_5f_table.A2" office:value-type="string" table:number-columns-spanned="3">
            <text:p text:style-name="Table_20_Contents">Mikroekonomia Mazurova Barbora  Ing., PhD. T40F234 ___ </text:p>
            <table:covered-table-cell/>
          </table:table-cell>
          <table:table-cell table:style-name="def_5f_table.A2" office:value-type="string">
            <text:p text:style-name="Table_20_Contents">Algoritmy a struktury udajov 2   ___ </text:p>
          </table:table-cell>
          <table:table-cell table:style-name="def_5f_table.A2" office:value-type="string">
            <text:p text:style-name="Table_20_Contents">Kartografia a topografia Weis Karol  RNDr., PhD. T40F356 ___ </text:p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 table:number-columns-spanned="2">
            <text:p text:style-name="Table_20_Contents">Zaklady geoinformatiky Balazovic Lubos  Mgr., PhD. T40F139 ___ </text:p>
            <table:covered-table-cell/>
          </table:table-cell>
          <table:table-cell table:style-name="def_5f_table.A2" office:value-type="string" table:number-columns-spanned="2">
            <text:p text:style-name="Table_20_Contents">Zaklady geoinformatiky Balazovic Lubos  Mgr., PhD. T40F139 ___ </text:p>
            <table:covered-table-cell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S2" office:value-type="string">
            <text:p text:style-name="Table_20_Contents"/>
          </table:table-cell>
        </table:table-row>
        <table:table-row>
          <table:table-cell table:style-name="def_5f_table.A2" office:value-type="string">
            <text:p text:style-name="P1">P</text:p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A2" office:value-type="string">
            <text:p text:style-name="Table_20_Contents"/>
          </table:table-cell>
          <table:table-cell table:style-name="def_5f_table.S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xsi="http://www.w3.org/2001/XMLSchema-instance" office:version="1.2" xsi:schemaLocation="urn:oasis:names:tc:opendocument:xmlns:drawing:1.0 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0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4:14:32.4458529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